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1.041cm" style:rel-column-width="4262*"/>
    </style:style>
    <style:style style:name="Tabella1.B" style:family="table-column">
      <style:table-column-properties style:column-width="6.953cm" style:rel-column-width="28476*"/>
    </style:style>
    <style:style style:name="Tabella1.C" style:family="table-column">
      <style:table-column-properties style:column-width="8.008cm" style:rel-column-width="32797*"/>
    </style:style>
    <style:style style:name="Tabella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ella1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ella1.C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ella1.A4" style:family="table-cell">
      <style:table-cell-properties style:vertical-align="" fo:background-color="transparent" fo:padding="0.097cm" fo:border-left="0.25pt solid #000000" fo:border-right="none" fo:border-top="none" fo:border-bottom="none" style:writing-mode="page">
        <style:background-image/>
      </style:table-cell-properties>
    </style:style>
    <style:style style:name="Table2" style:family="table">
      <style:table-properties style:width="16.002cm" fo:margin-top="0cm" fo:margin-bottom="0cm" fo:break-before="auto" fo:break-after="auto" table:align="margins" fo:keep-with-next="always" style:may-break-between-rows="false" table:border-model="collapsing"/>
    </style:style>
    <style:style style:name="Table2.A" style:family="table-column">
      <style:table-column-properties style:column-width="1.503cm" style:rel-column-width="6154*"/>
    </style:style>
    <style:style style:name="Table2.C" style:family="table-column">
      <style:table-column-properties style:column-width="12.996cm" style:rel-column-width="53227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ella7" style:family="table">
      <style:table-properties style:width="16.002cm" fo:margin-top="0cm" fo:margin-bottom="0cm" table:align="margins" fo:keep-with-next="always" style:may-break-between-rows="false"/>
    </style:style>
    <style:style style:name="Tabella7.A" style:family="table-column">
      <style:table-column-properties style:column-width="1.046cm" style:rel-column-width="4282*"/>
    </style:style>
    <style:style style:name="Tabella7.B" style:family="table-column">
      <style:table-column-properties style:column-width="7.221cm" style:rel-column-width="29572*"/>
    </style:style>
    <style:style style:name="Tabella7.C" style:family="table-column">
      <style:table-column-properties style:column-width="1.933cm" style:rel-column-width="7919*"/>
    </style:style>
    <style:style style:name="Tabella7.F" style:family="table-column">
      <style:table-column-properties style:column-width="1.935cm" style:rel-column-width="7924*"/>
    </style:style>
    <style:style style:name="Tabella7.A1" style:family="table-cell">
      <style:table-cell-properties style:vertical-align="middle" fo:background-color="#dddddd" fo:padding="0.097cm" fo:border-left="0.25pt solid #000000" fo:border-right="none" fo:border-top="0.25pt solid #000000" fo:border-bottom="0.05pt solid #000000" style:writing-mode="page">
        <style:background-image/>
      </style:table-cell-properties>
    </style:style>
    <style:style style:name="Tabella7.C1" style:family="table-cell">
      <style:table-cell-properties style:vertical-align="middle" fo:background-color="#dddddd" fo:padding="0.097cm" fo:border-left="0.25pt solid #000000" fo:border-right="0.25pt solid #000000" fo:border-top="0.25pt solid #000000" fo:border-bottom="0.05pt solid #000000" style:writing-mode="page">
        <style:background-image/>
      </style:table-cell-properties>
    </style:style>
    <style:style style:name="Tabella7.C2" style:family="table-cell">
      <style:table-cell-properties style:vertical-align="middle" fo:background-color="#dddddd" fo:padding="0.097cm" fo:border-left="0.25pt solid #000000" fo:border-right="none" fo:border-top="none" fo:border-bottom="0.05pt solid #000000" style:writing-mode="page">
        <style:background-image/>
      </style:table-cell-properties>
    </style:style>
    <style:style style:name="Tabella7.F2" style:family="table-cell">
      <style:table-cell-properties style:vertical-align="middle" fo:background-color="#dddddd" fo:padding="0.097cm" fo:border-left="0.25pt solid #000000" fo:border-right="0.25pt solid #000000" fo:border-top="none" fo:border-bottom="0.05pt solid #000000" style:writing-mode="page">
        <style:background-image/>
      </style:table-cell-properties>
    </style:style>
    <style:style style:name="Tabella7.A3" style:family="table-cell">
      <style:table-cell-properties style:vertical-align="middle" fo:background-color="transparent" fo:padding="0.097cm" fo:border-left="0.25pt solid #000000" fo:border-right="none" fo:border-top="none" fo:border-bottom="0.05pt solid #000000" style:writing-mode="page">
        <style:background-image/>
      </style:table-cell-properties>
    </style:style>
    <style:style style:name="Tabella7.F3" style:family="table-cell">
      <style:table-cell-properties style:vertical-align="middle" fo:background-color="transparent" fo:padding="0.097cm" fo:border-left="0.25pt solid #000000" fo:border-right="0.25pt solid #000000" fo:border-top="none" fo:border-bottom="0.05pt solid #000000" style:writing-mode="page">
        <style:background-image/>
      </style:table-cell-properties>
    </style:style>
    <style:style style:name="Tabella7.A5" style:family="table-cell">
      <style:table-cell-properties style:vertical-align="middle" fo:background-color="transparent" fo:padding="0.097cm" fo:border-left="0.25pt solid #000000" fo:border-right="none" fo:border-top="none" fo:border-bottom="none" style:writing-mode="page">
        <style:background-image/>
      </style:table-cell-properties>
    </style:style>
    <style:style style:name="Tabella7.A11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14.388cm" style:rel-column-width="58923*"/>
    </style:style>
    <style:style style:name="Table1.B" style:family="table-column">
      <style:table-column-properties style:column-width="1.614cm" style:rel-column-width="6612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11" style:family="table-row">
      <style:table-row-properties style:min-row-height="0.183cm"/>
    </style:style>
    <style:style style:name="Table1.A11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8" style:family="table">
      <style:table-properties style:width="16.002cm" fo:margin-top="0cm" fo:margin-bottom="0cm" fo:break-before="auto" fo:break-after="auto" table:align="margins" fo:keep-with-next="always" style:may-break-between-rows="false" table:border-model="collapsing"/>
    </style:style>
    <style:style style:name="Table8.A" style:family="table-column">
      <style:table-column-properties style:column-width="3.574cm" style:rel-column-width="14636*"/>
    </style:style>
    <style:style style:name="Table8.B" style:family="table-column">
      <style:table-column-properties style:column-width="1.392cm" style:rel-column-width="5702*"/>
    </style:style>
    <style:style style:name="Table8.C" style:family="table-column">
      <style:table-column-properties style:column-width="5.517cm" style:rel-column-width="22598*"/>
    </style:style>
    <style:style style:name="Table8.D" style:family="table-column">
      <style:table-column-properties style:column-width="5.517cm" style:rel-column-width="22599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8.C1" style:family="table-cell">
      <style:table-cell-properties style:vertical-align="" fo:background-color="#dddddd" fo:padding="0.097cm" fo:border-left="0.05pt solid #000000" fo:border-right="0.25pt solid #000000" fo:border-top="0.05pt solid #000000" fo:border-bottom="0.05pt solid #000000" style:writing-mode="page">
        <style:background-image/>
      </style:table-cell-properties>
    </style:style>
    <style:style style:name="Table8.C2" style:family="table-cell">
      <style:table-cell-properties style:vertical-align="" fo:background-color="#ddddd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D2" style:family="table-cell">
      <style:table-cell-properties style:vertical-align="" fo:background-color="#dddddd" fo:padding="0.097cm" fo:border-left="0.05pt solid #000000" fo:border-right="0.25pt solid #000000" fo:border-top="none" fo:border-bottom="0.05pt solid #000000" style:writing-mode="page">
        <style:background-image/>
      </style:table-cell-properties>
    </style:style>
    <style:style style:name="Table8.A3" style:family="table-cell">
      <style:table-cell-properties style:vertical-align="middle" fo:background-color="#dddddd" fo:padding="0.097cm" fo:border-left="0.05pt solid #000000" fo:border-right="none" fo:border-top="0.05pt solid #000000" fo:border-bottom="0.25pt solid #000000" style:writing-mode="page">
        <style:background-image/>
      </style:table-cell-properties>
    </style:style>
    <style:style style:name="Table8.B3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C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D3" style:family="table-cell">
      <style:table-cell-properties style:vertical-align="middle" fo:background-color="transparent" fo:padding="0.097cm" fo:border-left="0.05pt solid #000000" fo:border-right="0.25pt solid #000000" fo:border-top="0.05pt solid #000000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middle" fo:background-color="#dddddd" fo:padding="0.097cm" fo:border-left="0.05pt solid #000000" fo:border-right="none" fo:border-top="none" fo:border-bottom="0.25pt solid #000000" style:writing-mode="page">
        <style:background-image/>
      </style:table-cell-properties>
    </style:style>
    <style:style style:name="Table8.C4" style:family="table-cell">
      <style:table-cell-properties style:vertical-align="middle" fo:background-color="transparent" fo:padding="0.097cm" fo:border-left="0.05pt solid #000000" fo:border-right="none" fo:border-top="none" fo:border-bottom="0.25pt solid #000000" style:writing-mode="page">
        <style:background-image/>
      </style:table-cell-properties>
    </style:style>
    <style:style style:name="Table8.D4" style:family="table-cell">
      <style:table-cell-properties style:vertical-align="middle" fo:background-color="transparent" fo:padding="0.097cm" fo:border-left="0.0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Contents">
      <style:text-properties officeooo:paragraph-rsid="005d0cdb"/>
    </style:style>
    <style:style style:name="P3" style:family="paragraph" style:parent-style-name="Contenuto_20_tabella_20_lungo">
      <style:text-properties officeooo:paragraph-rsid="005d0cdb"/>
    </style:style>
    <style:style style:name="P4" style:family="paragraph" style:parent-style-name="Table_20_Heading">
      <style:text-properties officeooo:paragraph-rsid="005d0cdb"/>
    </style:style>
    <style:style style:name="P5" style:family="paragraph" style:parent-style-name="Table">
      <style:text-properties officeooo:paragraph-rsid="005d0cdb"/>
    </style:style>
    <style:style style:name="P6" style:family="paragraph" style:parent-style-name="Table">
      <style:paragraph-properties fo:break-before="auto" fo:break-after="auto"/>
      <style:text-properties officeooo:paragraph-rsid="005d0cdb"/>
    </style:style>
    <style:style style:name="P7" style:family="paragraph" style:parent-style-name="Contenuto_20_tabella_20_centrato">
      <style:text-properties officeooo:paragraph-rsid="005d0cdb"/>
    </style:style>
    <style:style style:name="P8" style:family="paragraph" style:parent-style-name="Table_20_Contents">
      <style:paragraph-properties fo:text-align="center" style:justify-single-word="false"/>
      <style:text-properties officeooo:paragraph-rsid="005d0cdb"/>
    </style:style>
    <style:style style:name="P9" style:family="paragraph" style:parent-style-name="Table_20_Contents">
      <style:paragraph-properties fo:text-align="center" style:justify-single-word="false"/>
      <style:text-properties fo:font-size="7pt" officeooo:paragraph-rsid="005d0cdb" style:font-size-asian="7pt" style:font-size-complex="7pt"/>
    </style:style>
    <style:style style:name="P10" style:family="paragraph" style:parent-style-name="Table_20_Heading">
      <style:text-properties fo:font-size="7pt" officeooo:paragraph-rsid="005d0cdb" style:font-size-asian="7pt" style:font-size-complex="7pt"/>
    </style:style>
    <style:style style:name="P11" style:family="paragraph" style:parent-style-name="Contenuto_20_tabella_20_centrato">
      <style:text-properties fo:font-size="7pt" officeooo:paragraph-rsid="005d0cdb" style:font-size-asian="7pt" style:font-size-complex="7pt"/>
    </style:style>
    <style:style style:name="P12" style:family="paragraph" style:parent-style-name="Table_20_Contents">
      <style:text-properties officeooo:paragraph-rsid="0060543d"/>
    </style:style>
    <style:style style:name="P13" style:family="paragraph" style:parent-style-name="Table_20_Contents">
      <style:text-properties officeooo:rsid="0061bdc0" officeooo:paragraph-rsid="0061bdc0"/>
    </style:style>
    <style:style style:name="P14" style:family="paragraph" style:parent-style-name="Table_20_Contents">
      <style:text-properties officeooo:paragraph-rsid="006363b1"/>
    </style:style>
    <style:style style:name="P15" style:family="paragraph" style:parent-style-name="Contenuto_20_tabella_20_lungo">
      <style:text-properties officeooo:rsid="00a3348e" officeooo:paragraph-rsid="005d0cdb"/>
    </style:style>
    <style:style style:name="P16" style:family="paragraph" style:parent-style-name="Contenuto_20_tabella_20_lungo">
      <style:text-properties officeooo:rsid="001b7e76" officeooo:paragraph-rsid="005d0cdb"/>
    </style:style>
    <style:style style:name="P17" style:family="paragraph" style:parent-style-name="Contenuto_20_tabella_20_lungo">
      <style:text-properties officeooo:paragraph-rsid="0061bdc0"/>
    </style:style>
    <style:style style:name="P18" style:family="paragraph" style:parent-style-name="Table_20_Heading">
      <style:text-properties officeooo:paragraph-rsid="0061bdc0"/>
    </style:style>
    <style:style style:name="P19" style:family="paragraph" style:parent-style-name="Contenuto_20_tabella_20_lungo">
      <style:text-properties officeooo:paragraph-rsid="0068f8b0"/>
    </style:style>
    <style:style style:name="P20" style:family="paragraph" style:parent-style-name="Contenuto_20_tabella_20_lungo">
      <style:text-properties officeooo:rsid="009df1a5" officeooo:paragraph-rsid="0068f8b0"/>
    </style:style>
    <style:style style:name="P21" style:family="paragraph" style:parent-style-name="Contenuto_20_tabella_20_lungo">
      <style:text-properties officeooo:paragraph-rsid="0076e3a3"/>
    </style:style>
    <style:style style:name="P22" style:family="paragraph" style:parent-style-name="Contenuto_20_tabella_20_lungo">
      <style:text-properties officeooo:paragraph-rsid="008909d7"/>
    </style:style>
    <style:style style:name="P23" style:family="paragraph" style:parent-style-name="Table_20_Heading">
      <style:text-properties officeooo:rsid="009c62c2" officeooo:paragraph-rsid="005d0cdb"/>
    </style:style>
    <style:style style:name="P24" style:family="paragraph" style:parent-style-name="Contenuto_20_tabella_20_centrato">
      <style:text-properties officeooo:rsid="000c9118" officeooo:paragraph-rsid="005d0cdb"/>
    </style:style>
    <style:style style:name="P25" style:family="paragraph" style:parent-style-name="Contenuto_20_tabella_20_centrato">
      <style:text-properties officeooo:rsid="0060543d" officeooo:paragraph-rsid="0060543d"/>
    </style:style>
    <style:style style:name="P26" style:family="paragraph" style:parent-style-name="Contents_20_3">
      <style:paragraph-properties>
        <style:tab-stops/>
      </style:paragraph-properties>
    </style:style>
    <style:style style:name="P27" style:family="paragraph" style:parent-style-name="Contents_20_2">
      <style:paragraph-properties>
        <style:tab-stops/>
      </style:paragraph-properties>
    </style:style>
    <style:style style:name="P28" style:family="paragraph" style:parent-style-name="Contents_20_4">
      <style:paragraph-properties>
        <style:tab-stops/>
      </style:paragraph-properties>
    </style:style>
    <style:style style:name="P29" style:family="paragraph" style:parent-style-name="Contents_20_2">
      <style:paragraph-properties>
        <style:tab-stops/>
      </style:paragraph-properties>
    </style:style>
    <style:style style:name="P30" style:family="paragraph" style:parent-style-name="Contents_20_3">
      <style:paragraph-properties>
        <style:tab-stops/>
      </style:paragraph-properties>
    </style:style>
    <style:style style:name="P31" style:family="paragraph" style:parent-style-name="Contents_20_4">
      <style:paragraph-properties>
        <style:tab-stops/>
      </style:paragraph-properties>
    </style:style>
    <style:style style:name="P32" style:family="paragraph" style:parent-style-name="EG_20_Nota">
      <style:text-properties officeooo:paragraph-rsid="005d0cdb"/>
    </style:style>
    <style:style style:name="P33" style:family="paragraph" style:parent-style-name="EG_20_Nota" style:list-style-name="EG_20_All_20_nota_20_auto"/>
    <style:style style:name="P34" style:family="paragraph" style:parent-style-name="EG_20_Nota" style:list-style-name="EG_20_All_20_nota_20_auto">
      <style:text-properties officeooo:paragraph-rsid="005d0cdb"/>
    </style:style>
    <style:style style:name="P35" style:family="paragraph" style:parent-style-name="EG_20_Nota" style:list-style-name="EG_20_All_20_nota_20_auto">
      <style:text-properties officeooo:paragraph-rsid="0089f76a"/>
    </style:style>
    <style:style style:name="P36" style:family="paragraph" style:parent-style-name="EG_20_Nota">
      <style:text-properties officeooo:rsid="006aa744" officeooo:paragraph-rsid="005d0cdb"/>
    </style:style>
    <style:style style:name="P37" style:family="paragraph" style:parent-style-name="Heading_20_2" style:master-page-name="EG_20_Capitoli_20_prima">
      <style:paragraph-properties style:page-number="auto"/>
      <style:text-properties officeooo:paragraph-rsid="00acdfa5"/>
    </style:style>
    <style:style style:name="P38" style:family="paragraph" style:parent-style-name="Heading_20_3" style:master-page-name="EG_20_Capitoli">
      <style:paragraph-properties style:page-number="2" fo:break-before="page"/>
      <style:text-properties officeooo:paragraph-rsid="005d0cdb"/>
    </style:style>
    <style:style style:name="P39" style:family="paragraph" style:parent-style-name="Heading_20_3">
      <style:paragraph-properties fo:break-before="page"/>
      <style:text-properties officeooo:paragraph-rsid="005d0cdb"/>
    </style:style>
    <style:style style:name="P40" style:family="paragraph" style:parent-style-name="Heading_20_3" style:master-page-name="">
      <style:paragraph-properties style:page-number="auto" fo:break-before="page"/>
      <style:text-properties officeooo:paragraph-rsid="005d0cdb"/>
    </style:style>
    <style:style style:name="P41" style:family="paragraph" style:parent-style-name="Heading_20_4">
      <style:text-properties officeooo:paragraph-rsid="005d0cdb"/>
    </style:style>
    <style:style style:name="P42" style:family="paragraph" style:parent-style-name="Heading_20_4" style:master-page-name="">
      <style:paragraph-properties style:page-number="auto" fo:break-before="auto" fo:break-after="auto"/>
      <style:text-properties officeooo:paragraph-rsid="0061bdc0"/>
    </style:style>
    <style:style style:name="P43" style:family="paragraph" style:parent-style-name="Table_20_Contents" style:list-style-name="EG_20_Elenco_20_semplice">
      <style:text-properties officeooo:paragraph-rsid="005d0cdb"/>
    </style:style>
    <style:style style:name="P44" style:family="paragraph" style:parent-style-name="Text_20_body" style:list-style-name="EG_20_All_20_commi">
      <style:text-properties officeooo:paragraph-rsid="005d0cdb"/>
    </style:style>
    <style:style style:name="P45" style:family="paragraph" style:parent-style-name="Text_20_body" style:list-style-name="EG_20_All_20_commi">
      <style:text-properties officeooo:paragraph-rsid="00853f54"/>
    </style:style>
    <style:style style:name="P46" style:family="paragraph" style:parent-style-name="Text_20_body" style:list-style-name="EG_20_All_20_commi">
      <style:text-properties officeooo:paragraph-rsid="0082229a"/>
    </style:style>
    <style:style style:name="P47" style:family="paragraph" style:parent-style-name="Text_20_body" style:list-style-name="EG_20_All_20_commi">
      <style:text-properties officeooo:paragraph-rsid="00a2ef54"/>
    </style:style>
    <style:style style:name="P48" style:family="paragraph" style:parent-style-name="Text_20_body" style:list-style-name="EG_20_All_20_commi">
      <style:text-properties officeooo:paragraph-rsid="00bb8911"/>
    </style:style>
    <style:style style:name="P49" style:family="paragraph" style:parent-style-name="Text_20_body" style:list-style-name="EG_20_All_20_commi">
      <style:text-properties officeooo:paragraph-rsid="00ba0199"/>
    </style:style>
    <style:style style:name="P50" style:family="paragraph" style:parent-style-name="Text_20_body">
      <style:text-properties officeooo:paragraph-rsid="005d0cdb"/>
    </style:style>
    <style:style style:name="P51" style:family="paragraph" style:parent-style-name="Text_20_body" style:list-style-name="EG_20_All_20_commi">
      <style:text-properties officeooo:rsid="00649a9c" officeooo:paragraph-rsid="005d0cdb"/>
    </style:style>
    <style:style style:name="P52" style:family="paragraph" style:parent-style-name="Text_20_body" style:list-style-name="EG_20_All_20_commi">
      <style:text-properties officeooo:rsid="00650013" officeooo:paragraph-rsid="005d0cdb"/>
    </style:style>
    <style:style style:name="P53" style:family="paragraph" style:parent-style-name="Text_20_body" style:list-style-name="EG_20_All_20_commi">
      <style:text-properties officeooo:rsid="00ba0199" officeooo:paragraph-rsid="00ba0199"/>
    </style:style>
    <style:style style:name="T1" style:family="text">
      <style:text-properties officeooo:rsid="00732483"/>
    </style:style>
    <style:style style:name="T2" style:family="text">
      <style:text-properties officeooo:rsid="00944963"/>
    </style:style>
    <style:style style:name="T3" style:family="text">
      <style:text-properties officeooo:rsid="008872d1"/>
    </style:style>
    <style:style style:name="T4" style:family="text">
      <style:text-properties officeooo:rsid="0090e658"/>
    </style:style>
    <style:style style:name="T5" style:family="text">
      <style:text-properties officeooo:rsid="00a6a257"/>
    </style:style>
    <style:style style:name="T6" style:family="text">
      <style:text-properties officeooo:rsid="0089a05a"/>
    </style:style>
    <style:style style:name="T7" style:family="text">
      <style:text-properties officeooo:rsid="0068bf4b"/>
    </style:style>
    <style:style style:name="T8" style:family="text">
      <style:text-properties officeooo:rsid="006b4a50"/>
    </style:style>
    <style:style style:name="T9" style:family="text">
      <style:text-properties officeooo:rsid="009635e3"/>
    </style:style>
    <style:style style:name="T10" style:family="text">
      <style:text-properties officeooo:rsid="0098f480"/>
    </style:style>
    <style:style style:name="T11" style:family="text">
      <style:text-properties officeooo:rsid="0073ff0e"/>
    </style:style>
    <style:style style:name="T12" style:family="text">
      <style:text-properties officeooo:rsid="001647e1"/>
    </style:style>
    <style:style style:name="T13" style:family="text">
      <style:text-properties officeooo:rsid="006544f7"/>
    </style:style>
    <style:style style:name="T14" style:family="text">
      <style:text-properties officeooo:rsid="00793689"/>
    </style:style>
    <style:style style:name="T15" style:family="text">
      <style:text-properties officeooo:rsid="00650013"/>
    </style:style>
    <style:style style:name="T16" style:family="text">
      <style:text-properties officeooo:rsid="00750fac"/>
    </style:style>
    <style:style style:name="T17" style:family="text">
      <style:text-properties officeooo:rsid="00602641"/>
    </style:style>
    <style:style style:name="T18" style:family="text">
      <style:text-properties officeooo:rsid="00105515"/>
    </style:style>
    <style:style style:name="T19" style:family="text">
      <style:text-properties officeooo:rsid="007a24be"/>
    </style:style>
    <style:style style:name="T20" style:family="text">
      <style:text-properties officeooo:rsid="009a87bc"/>
    </style:style>
    <style:style style:name="T21" style:family="text">
      <style:text-properties officeooo:rsid="00a3348e"/>
    </style:style>
    <style:style style:name="T22" style:family="text">
      <style:text-properties officeooo:rsid="00ac5afe"/>
    </style:style>
    <style:style style:name="T23" style:family="text">
      <style:text-properties officeooo:rsid="009df1a5"/>
    </style:style>
    <style:style style:name="T24" style:family="text">
      <style:text-properties officeooo:rsid="009f1f6f"/>
    </style:style>
    <style:style style:name="T25" style:family="text">
      <style:text-properties officeooo:rsid="001c8273"/>
    </style:style>
    <style:style style:name="T26" style:family="text">
      <style:text-properties officeooo:rsid="00157d45"/>
    </style:style>
    <style:style style:name="T27" style:family="text">
      <style:text-properties style:font-name="Liberation Serif1" officeooo:rsid="000e904d" style:font-name-asian="Liberation Serif1" style:font-name-complex="Liberation Serif1"/>
    </style:style>
    <style:style style:name="T28" style:family="text">
      <style:text-properties style:font-name="Liberation Serif1" officeooo:rsid="001e348a" style:font-name-asian="Liberation Serif1" style:font-name-complex="Liberation Serif1"/>
    </style:style>
    <style:style style:name="T29" style:family="text">
      <style:text-properties style:font-name="Liberation Serif1" officeooo:rsid="007a24be" style:font-name-asian="Liberation Serif1" style:font-name-complex="Liberation Serif1"/>
    </style:style>
    <style:style style:name="T30" style:family="text">
      <style:text-properties style:font-name="Liberation Sans" officeooo:rsid="000e904d" style:font-name-asian="Noto Serif CJK SC" style:font-name-complex="Lohit Devanagari"/>
    </style:style>
    <style:style style:name="T31" style:family="text">
      <style:text-properties style:font-name="Liberation Sans" officeooo:rsid="001188d9" style:font-name-asian="Noto Serif CJK SC" style:font-name-complex="Lohit Devanagari"/>
    </style:style>
    <style:style style:name="T32" style:family="text">
      <style:text-properties style:font-name="Liberation Sans" officeooo:rsid="001c8273" style:font-name-asian="Noto Serif CJK SC" style:font-name-complex="Lohit Devanagari"/>
    </style:style>
    <style:style style:name="T33" style:family="text">
      <style:text-properties style:font-name="Liberation Sans" officeooo:rsid="009df1a5" style:font-name-asian="Noto Serif CJK SC" style:font-name-complex="Lohit Devanagari"/>
    </style:style>
    <style:style style:name="T34" style:family="text">
      <style:text-properties style:font-name="Liberation Sans" officeooo:rsid="00a0bf4f" style:font-name-asian="Noto Serif CJK SC" style:font-name-complex="Lohit Devanagari"/>
    </style:style>
    <style:style style:name="T35" style:family="text">
      <style:text-properties style:font-name="Liberation Sans" officeooo:rsid="009f1f6f" style:font-name-asian="Noto Serif CJK SC" style:font-name-complex="Lohit Devanagari"/>
    </style:style>
    <style:style style:name="T36" style:family="text">
      <style:text-properties style:font-name="Liberation Sans" officeooo:rsid="009e1dc0" style:font-name-asian="Noto Serif CJK SC" style:font-name-complex="Lohit Devanagari"/>
    </style:style>
    <style:style style:name="T37" style:family="text">
      <style:text-properties style:font-name="Liberation Sans" officeooo:rsid="001e348a" style:font-name-asian="Noto Serif CJK SC" style:font-name-complex="Lohit Devanagari"/>
    </style:style>
    <style:style style:name="T38" style:family="text">
      <style:text-properties style:font-name="Liberation Sans" officeooo:rsid="007ebb7e" style:font-name-asian="Noto Serif CJK SC" style:font-name-complex="Lohit Devanagari"/>
    </style:style>
    <style:style style:name="T39" style:family="text">
      <style:text-properties style:font-name="Liberation Sans" officeooo:rsid="007a24be" style:font-name-asian="Noto Serif CJK SC" style:font-name-complex="Lohit Devanagari"/>
    </style:style>
    <style:style style:name="T40" style:family="text">
      <style:text-properties style:font-name="Liberation Sans" officeooo:rsid="00684ffe" style:font-name-asian="Noto Serif CJK SC" style:font-name-complex="Lohit Devanagari"/>
    </style:style>
    <style:style style:name="T41" style:family="text">
      <style:text-properties style:font-name="Liberation Sans" officeooo:rsid="0068bf4b" style:font-name-asian="Noto Serif CJK SC" style:font-name-complex="Lohit Devanagari"/>
    </style:style>
    <style:style style:name="T42" style:family="text">
      <style:text-properties style:font-name="Liberation Sans" officeooo:rsid="007a24be" style:font-name-asian="WenQuanYi Zen Hei Sharp" style:font-name-complex="Lohit Devanagari"/>
    </style:style>
    <style:style style:name="T43" style:family="text">
      <style:text-properties style:font-name="Liberation Sans" officeooo:rsid="0068f8b0" style:font-name-asian="WenQuanYi Zen Hei Sharp" style:font-name-complex="Lohit Devanagari"/>
    </style:style>
    <style:style style:name="T44" style:family="text">
      <style:text-properties officeooo:rsid="000e904d"/>
    </style:style>
    <style:style style:name="T45" style:family="text">
      <style:text-properties officeooo:rsid="0075eb57"/>
    </style:style>
    <style:style style:name="T46" style:family="text">
      <style:text-properties officeooo:rsid="00618bd2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a4710d" fo:background-color="transparent" loext:char-shading-value="0"/>
    </style:style>
    <style:style style:name="T49" style:family="text">
      <style:text-properties officeooo:rsid="00a4710d"/>
    </style:style>
    <style:style style:name="T50" style:family="text">
      <style:text-properties fo:font-style="italic" officeooo:rsid="00a6a257" style:font-style-asian="italic" style:font-style-complex="italic"/>
    </style:style>
    <style:style style:name="T51" style:family="text">
      <style:text-properties officeooo:rsid="00a6db2d"/>
    </style:style>
    <style:style style:name="T52" style:family="text">
      <style:text-properties officeooo:rsid="0086ef02"/>
    </style:style>
    <style:style style:name="T53" style:family="text">
      <style:text-properties officeooo:rsid="00aab656"/>
    </style:style>
    <style:style style:name="T54" style:family="text">
      <style:text-properties officeooo:rsid="005e7eba"/>
    </style:style>
    <style:style style:name="T55" style:family="text">
      <style:text-properties officeooo:rsid="0060543d"/>
    </style:style>
    <style:style style:name="T56" style:family="text">
      <style:text-properties officeooo:rsid="0061bdc0"/>
    </style:style>
    <style:style style:name="T57" style:family="text">
      <style:text-properties officeooo:rsid="006363b1"/>
    </style:style>
    <style:style style:name="T58" style:family="text">
      <style:text-properties style:use-window-font-color="true" loext:opacity="0%" style:font-name="Liberation Sans" fo:font-size="9pt" officeooo:rsid="009a87bc" style:font-size-asian="10.5pt"/>
    </style:style>
    <style:style style:name="T59" style:family="text">
      <style:text-properties officeooo:rsid="006a8e56"/>
    </style:style>
    <style:style style:name="T60" style:family="text">
      <style:text-properties officeooo:rsid="0076e3a3"/>
    </style:style>
    <style:style style:name="T61" style:family="text">
      <style:text-properties officeooo:rsid="007a0cc8"/>
    </style:style>
    <style:style style:name="T62" style:family="text">
      <style:text-properties officeooo:rsid="007d3947"/>
    </style:style>
    <style:style style:name="T63" style:family="text">
      <style:text-properties officeooo:rsid="007efcb1"/>
    </style:style>
    <style:style style:name="T64" style:family="text">
      <style:text-properties officeooo:rsid="00853f54"/>
    </style:style>
    <style:style style:name="T65" style:family="text">
      <style:text-properties officeooo:rsid="00a2ef54"/>
    </style:style>
    <style:style style:name="T66" style:family="text">
      <style:text-properties officeooo:rsid="00a83f0e"/>
    </style:style>
    <style:style style:name="T67" style:family="text">
      <style:text-properties officeooo:rsid="00b3b081"/>
    </style:style>
    <style:style style:name="T68" style:family="text">
      <style:text-properties officeooo:rsid="00bb8911"/>
    </style:style>
    <style:style style:name="T69" style:family="text">
      <style:text-properties officeooo:rsid="00bc19b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7" text:outline-level="2"><text:bookmark-start text:name="__RefHeading___Toc5965_1095492538"/><text:reference-mark-start text:name="ch profili di rischio"/>Determinazione dei profili di rischio<text:line-break/>delle attività<text:bookmark-end text:name="__RefHeading___Toc5965_1095492538"/><text:reference-mark-end text:name="ch profili di rischio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7"/>
          <text:p text:style-name="P26"><text:a xlink:type="simple" xlink:href="#__RefHeading__5813_455699288" text:style-name="Index_20_Link" text:visited-style-name="Index_20_Link">Definizione dei profili di rischio</text:a></text:p>
          <text:p text:style-name="P26"><text:a xlink:type="simple" xlink:href="#__RefHeading__285099_1487607489" text:style-name="Index_20_Link" text:visited-style-name="Index_20_Link">Profilo di rischio Rvita</text:a></text:p>
          <text:p text:style-name="P28"><text:a xlink:type="simple" xlink:href="#__RefHeading__68015_209971663" text:style-name="Index_20_Link" text:visited-style-name="Index_20_Link">Determinazione</text:a></text:p>
          <text:p text:style-name="P28"><text:a xlink:type="simple" xlink:href="#__RefHeading__4876_1836881315" text:style-name="Index_20_Link" text:visited-style-name="Index_20_Link">Profili di rischio Rvita per alcune tipologie di destinazione d’uso</text:a></text:p>
          <text:p text:style-name="P26"><text:a xlink:type="simple" xlink:href="#__RefHeading__68017_209971663" text:style-name="Index_20_Link" text:visited-style-name="Index_20_Link">Profilo di rischio Rbeni</text:a></text:p>
          <text:p text:style-name="P26"><text:a xlink:type="simple" xlink:href="#__RefHeading__71630_209971663" text:style-name="Index_20_Link" text:visited-style-name="Index_20_Link">Profilo di rischio Rambiente</text:a></text:p>
          <text:p text:style-name="P26"><text:a xlink:type="simple" xlink:href="#__RefHeading__4880_1836881315" text:style-name="Index_20_Link" text:visited-style-name="Index_20_Link">Riferimenti</text:a></text:p>
        </text:index-body>
      </text:table-of-content>
      <text:p text:style-name="Standard"/>
      <text:h text:style-name="P38" text:outline-level="3"><text:bookmark-start text:name="__RefHeading__5813_455699288"/>Definizione dei profili di rischio<text:bookmark-end text:name="__RefHeading__5813_455699288"/></text:h>
      <text:list xml:id="list696070989" text:style-name="EG_20_All_20_commi">
        <text:list-item text:start-value="1">
          <text:p text:style-name="P44">Al fine di descrivere <text:span text:style-name="T1">sinteticamente la tipologia di</text:span> rischio di incendio dell’attività si definiscono le seguenti tipologie di <text:span text:style-name="Emphasis">profilo di rischio</text:span>:</text:p>
          <text:p text:style-name="P50">R<text:span text:style-name="EG_20_Pedice">vita</text:span>: profilo di rischio relativo alla salvaguardia della <text:span text:style-name="Emphasis">vita umana</text:span>;</text:p>
          <text:p text:style-name="P50">R<text:span text:style-name="EG_20_Pedice">beni</text:span>: profilo di rischio relativo alla salvaguardia dei <text:span text:style-name="Emphasis">beni economici</text:span>;</text:p>
          <text:p text:style-name="P50">R<text:span text:style-name="EG_20_Pedice">ambiente</text:span>: profilo di rischio relativo alla tutela dell’ambiente.</text:p>
        </text:list-item>
        <text:list-item>
          <text:p text:style-name="P44">Il profilo di rischio R<text:span text:style-name="EG_20_Pedice">vita</text:span> è attribuito per <text:span text:style-name="Emphasis">ciascun compartimento</text:span> <text:span text:style-name="T2">e, ove necessario, per ciascuno </text:span><text:span text:style-name="Emphasis"><text:span text:style-name="T3">spazio a cielo libero</text:span></text:span><text:span text:style-name="T3"> </text:span>dell’attività, come indicato <text:span text:style-name="T4">nel</text:span> paragrafo <text:bookmark-ref text:reference-format="number" text:ref-name="__RefHeading__285099_1487607489">G.3.2</text:bookmark-ref>.</text:p>
        </text:list-item>
      </text:list>
      <text:list xml:id="list3795692656" text:style-name="EG_20_All_20_nota_20_auto">
        <text:list-item>
          <text:p text:style-name="P32"><text:span text:style-name="T2">Ad esempio, l’attribuzione del profilo di rischio R</text:span><text:span text:style-name="EG_20_Pedice"><text:span text:style-name="T2">vita</text:span></text:span><text:span text:style-name="T2"> negli spazi a cielo libero è necessaria per la progettazione dell’esodo delle </text:span><text:span text:style-name="Emphasis"><text:span text:style-name="T2">attività all’aperto</text:span></text:span><text:span text:style-name="T2">.</text:span></text:p>
        </text:list-item>
      </text:list>
      <text:list xml:id="list224241390461506" text:continue-list="list696070989" text:style-name="EG_20_All_20_commi">
        <text:list-item>
          <text:p text:style-name="P44">Il profilo di rischio R<text:span text:style-name="EG_20_Pedice"><text:span text:style-name="T3">beni</text:span></text:span> è attribuito <text:span text:style-name="T5">all</text:span>’<text:span text:style-name="Emphasis">intera attività</text:span> <text:span text:style-name="T3">o ad </text:span><text:span text:style-name="Emphasis"><text:span text:style-name="T3">ambiti</text:span></text:span><text:span text:style-name="T3"> di essa, </text:span>come indicato ne<text:span text:style-name="T3">l</text:span> paragraf<text:span text:style-name="T3">o</text:span> <text:bookmark-ref text:reference-format="number" text:ref-name="__RefHeading__68017_209971663">G.3.3</text:bookmark-ref>.</text:p>
        </text:list-item>
        <text:list-item>
          <text:p text:style-name="P44">Il profilo di rischio R<text:span text:style-name="EG_20_Pedice"><text:span text:style-name="T3">ambiente</text:span></text:span> è attribuito <text:span text:style-name="T3">all’</text:span><text:span text:style-name="Emphasis"><text:span text:style-name="T3">intera attività</text:span></text:span><text:span text:style-name="T3"> o ad </text:span><text:span text:style-name="Emphasis"><text:span text:style-name="T3">ambiti</text:span></text:span><text:span text:style-name="T3"> di essa, </text:span>come indicato ne<text:span text:style-name="T3">l</text:span> paragraf<text:span text:style-name="T3">o</text:span> <text:bookmark-ref text:reference-format="number" text:ref-name="__RefHeading__71630_209971663">G.3.4</text:bookmark-ref>.</text:p>
        </text:list-item>
      </text:list>
      <text:h text:style-name="P39" text:outline-level="3"><text:bookmark-start text:name="__RefHeading__285099_1487607489"/><text:reference-mark-start text:name="ch profili di rischio Rvita"/>Profilo di rischio R<text:span text:style-name="EG_20_Pedice">vita</text:span><text:bookmark-end text:name="__RefHeading__285099_1487607489"/><text:reference-mark-end text:name="ch profili di rischio Rvita"/></text:h>
      <text:h text:style-name="P41" text:outline-level="4"><text:bookmark-start text:name="__RefHeading__68015_209971663"/>Determinazione<text:bookmark-end text:name="__RefHeading__68015_209971663"/></text:h>
      <text:list xml:id="list224241675900096" text:continue-list="list224241390461506" text:style-name="EG_20_All_20_commi">
        <text:list-item text:start-value="1">
          <text:p text:style-name="P44">Il profilo di rischio R<text:span text:style-name="EG_20_Pedice">vita</text:span> è attribuito in relazione ai seguenti fattori:</text:p>
          <text:p text:style-name="P50">δ<text:span text:style-name="EG_20_Pedice">occ</text:span>: caratteristiche <text:span text:style-name="Emphasis">prevalenti</text:span> de<text:span text:style-name="T59">gli </text:span>occupanti;</text:p>
        </text:list-item>
      </text:list>
      <text:list xml:id="list224243046921217" text:continue-list="list3795692656" text:style-name="EG_20_All_20_nota_20_auto">
        <text:list-item>
          <text:p text:style-name="P34">Per “<text:span text:style-name="Emphasis">prevalenti”</text:span> si intendono le caratteristiche degli occupanti <text:span text:style-name="T7">che per numerosità e tipologia sono più rappresentativi dell’attività svolta nell’ambito considerato in qualsiasi condizione d’esercizio</text:span>. Ad esempio, <text:span text:style-name="T8">un ufficio in cui vi sia</text:span> <text:span text:style-name="T1">modesta presenza solo occasionale e di breve durata di pubblico può essere classificato δ</text:span><text:span text:style-name="EG_20_Pedice"><text:span text:style-name="T7">occ</text:span></text:span><text:span text:style-name="T7"> = A</text:span>.</text:p>
        </text:list-item>
      </text:list>
      <text:list xml:id="list224242892071015" text:continue-list="list224241675900096" text:style-name="EG_20_All_20_commi">
        <text:list-header>
          <text:p text:style-name="P50">δ<text:span text:style-name="EG_20_Pedice">α</text:span>: velocità caratteristica <text:span text:style-name="Emphasis">prevalente</text:span> di crescita dell’incendio, riferita al tempo t<text:span text:style-name="EG_20_Pedice">α</text:span> in secondi, impiegato dalla potenza termica per raggiungere il valore di 1000 kW.</text:p>
        </text:list-header>
      </text:list>
      <text:list xml:id="list224241734315711" text:continue-list="list224243046921217" text:style-name="EG_20_All_20_nota_20_auto">
        <text:list-item>
          <text:p text:style-name="P34">Per “<text:span text:style-name="Emphasis">prevalent</text:span><text:span text:style-name="Emphasis"><text:span text:style-name="T9">e</text:span></text:span><text:span text:style-name="Emphasis">”</text:span> si intend<text:span text:style-name="T9">e</text:span> l<text:span text:style-name="T10">a</text:span> caratteristic<text:span text:style-name="T9">a</text:span> rappresentativ<text:span text:style-name="T9">a</text:span> del rischio di incendio in qualsiasi condizione d’esercizio. Ad esempio, la presenza nelle attività civili di limitate quantità di prodotti infiammabili per la pulizia adeguatamente stoccati non è considerata significativa <text:span text:style-name="T11">e dunque neanche prevalente</text:span>.</text:p>
        </text:list-item>
      </text:list>
      <text:list xml:id="list224243006019871" text:continue-list="list224242892071015" text:style-name="EG_20_All_20_commi">
        <text:list-header>
          <text:p text:style-name="P44">Le tabelle <text:sequence-ref text:reference-format="value" text:ref-name="refTable0">G.3-1</text:sequence-ref> e <text:sequence-ref text:reference-format="value" text:ref-name="refTable1">G.3-2</text:sequence-ref> guidano il progettista nella selezione dei fattori δ<text:span text:style-name="EG_20_Pedice">occ</text:span> e δ<text:span text:style-name="EG_20_Pedice">α</text:span>.</text:p>
        </text:list-header>
        <text:list-item>
          <text:p text:style-name="P51">Il progettista può <text:span text:style-name="T13">selezionare</text:span> il valore di <text:span text:style-name="T12">t</text:span><text:span text:style-name="EG_20_Pedice"><text:span text:style-name="T12">α</text:span></text:span><text:span text:style-name="T12"> </text:span>anche ricorrendo a<text:span text:style-name="T14">d una delle seguenti opzioni</text:span>:</text:p>
          <text:list>
            <text:list-item>
              <text:p text:style-name="P52">dati pubblicati da fonti autorevoli e condivise,</text:p>
            </text:list-item>
            <text:list-item>
              <text:p text:style-name="P45"><text:span text:style-name="T64">determinazione diretta della curva RHR (</text:span><text:span text:style-name="Emphasis"><text:span text:style-name="T15">rate of heat release</text:span></text:span><text:span text:style-name="T15">) relativa ai combustibili effettivamente presenti e nella configurazione in cui si trovano, secondo le indicazioni del capitolo </text:span><text:span text:style-name="T15"><text:reference-ref text:reference-format="chapter" text:ref-name="ch fse scenari">Errore: sorgente del riferimento non trovata</text:reference-ref></text:span><text:span text:style-name="T15"> o tramite misure presso </text:span><text:span text:style-name="Emphasis"><text:span text:style-name="T15">laboratorio di prova</text:span></text:span><text:span text:style-name="T15">, secondo protocolli sperimentali consolidati.</text:span></text:p>
            </text:list-item>
          </text:list>
        </text:list-item>
      </text:list>
      <text:list xml:id="list224241293212390" text:continue-list="list224241734315711" text:style-name="EG_20_All_20_nota_20_auto">
        <text:list-item>
          <text:p text:style-name="P35"><text:span text:style-name="T15">Le definizioni di </text:span><text:span text:style-name="Emphasis"><text:span text:style-name="T15">RHR</text:span></text:span><text:span text:style-name="T15"> e di </text:span><text:span text:style-name="Emphasis"><text:span text:style-name="T15">laboratorio di prova</text:span></text:span><text:span text:style-name="T15"> sono riportate nel capitolo </text:span><text:span text:style-name="T15"><text:reference-ref text:reference-format="chapter" text:ref-name="ch definizioni">Errore: sorgente del riferimento non trovata</text:reference-ref></text:span><text:span text:style-name="T15">. Ad esempio, utili riferimenti per la determinazione sperimentale della curva RHR sono le norme della serie ISO 9705, la norma ISO 24473, la norma ISO 16405, …</text:span></text:p>
        </text:list-item>
      </text:list>
      <text:list xml:id="list224241246258881" text:continue-list="list224243006019871" text:style-name="EG_20_All_20_commi">
        <text:list-item>
          <text:p text:style-name="P46"><text:bookmark-start text:name="__RefNumPara__47295_1317799469"/>Il valore di δ<text:span text:style-name="EG_20_Pedice">α</text:span>, valutato in assenza di sistemi di controllo dell’incendio, può essere ridotto di un livello se l’attività è servita da misure di controllo dell’incendio di livello di prestazione V (capitolo <text:reference-ref text:reference-format="chapter" text:ref-name="ch controllo incendio">Errore: sorgente del riferimento non trovata</text:reference-ref>).<text:bookmark-end text:name="__RefNumPara__47295_1317799469"/></text:p>
        </text:list-item>
        <text:list-item>
          <text:p text:style-name="Text_20_body"><text:span text:style-name="T15">Il valore di R</text:span><text:span text:style-name="EG_20_Pedice"><text:span text:style-name="T15">vita</text:span></text:span><text:span text:style-name="T15"> è determinato come combinazione di δ</text:span><text:span text:style-name="EG_20_Pedice"><text:span text:style-name="T15">occ</text:span></text:span><text:span text:style-name="T15"> e δ</text:span><text:span text:style-name="EG_20_Pedice"><text:span text:style-name="T15">α</text:span></text:span><text:span text:style-name="T15">, come da tabella </text:span><text:span text:style-name="T15"><text:sequence-ref text:reference-format="value" text:ref-name="refTable2">G.3-3</text:sequence-ref></text:span><text:span text:style-name="T15">.</text:span></text:p>
        </text:list-item>
      </text:list>
      <text:h text:style-name="P42" text:outline-level="4"><text:bookmark-start text:name="__RefHeading__4876_1836881315"/>Profili di rischio R<text:span text:style-name="EG_20_Pedice">vita</text:span> per alcune tipologie di destinazione d’uso<text:bookmark-end text:name="__RefHeading__4876_1836881315"/></text:h>
      <text:list xml:id="list224241298360412" text:continue-list="list224241246258881" text:style-name="EG_20_All_20_commi">
        <text:list-item text:start-value="1">
          <text:p text:style-name="Text_20_body">In tabella <text:sequence-ref text:reference-format="value" text:ref-name="refTable3">G.3-4</text:sequence-ref> si riporta un’indicazione, non esaustiva, sul profilo di rischio R<text:span text:style-name="EG_20_Pedice">vita</text:span> per le tipologie di destinazione d’uso (<text:span text:style-name="Emphasis">occupancy</text:span>) più comuni. Qualora il progettista scelga valori diversi da quelli proposti, è tenuto a indicare le motivazioni della scelta nei documenti progettuali.</text:p>
        </text:list-item>
        <text:list-item>
          <text:p text:style-name="Text_20_body">Ove non previsto nel <text:span text:style-name="T63">presente </text:span>documento, per i compartimenti aventi R<text:span text:style-name="EG_20_Pedice">vita</text:span> compreso in Ci1, Ci2, Ci3, possono assumersi a riferimento <text:span text:style-name="T63">i livelli di prestazione e </text:span>le soluzioni <text:span text:style-name="T63">progettuali</text:span> rispettivamente per Cii1, Cii2, Cii3, tenendo conto della maggiore familiarità degli occupanti con l’attività e dello specifico rischio di incendio.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ext:soft-page-break/>
        <table:table-row table:style-name="TableLine94566759628880">
          <table:table-cell table:style-name="Tabella1.A1" table:number-columns-spanned="2" office:value-type="string">
            <text:p text:style-name="P4">Caratteristiche prevalenti<text:line-break/>degli occupanti δ<text:span text:style-name="EG_20_Pedice">occ</text:span></text:p>
          </table:table-cell>
          <table:covered-table-cell/>
          <table:table-cell table:style-name="Tabella1.C1" office:value-type="string">
            <text:p text:style-name="P4">Esempi</text:p>
          </table:table-cell>
        </table:table-row>
        <table:table-row table:style-name="TableLine94566747697776">
          <table:table-cell table:style-name="Tabella1.A2" office:value-type="string">
            <text:p text:style-name="Contenuto_20_tabella_20_centrato">A</text:p>
          </table:table-cell>
          <table:table-cell table:style-name="Tabella1.A2" office:value-type="string">
            <text:p text:style-name="P2">Gli occupanti sono in stato di veglia ed<text:line-break/>hanno familiarità con l’edificio</text:p>
          </table:table-cell>
          <table:table-cell table:style-name="Tabella1.C2" office:value-type="string">
            <text:p text:style-name="P2">Ufficio non aperto al pubblico, scuola, autorimessa privata, centro sportivo <text:span text:style-name="T16">privato</text:span>, attività produttive in genere, depositi, capannoni industriali</text:p>
          </table:table-cell>
        </table:table-row>
        <table:table-row table:style-name="TableLine94566693883600">
          <table:table-cell table:style-name="Tabella1.A2" office:value-type="string">
            <text:p text:style-name="Contenuto_20_tabella_20_centrato">B</text:p>
          </table:table-cell>
          <table:table-cell table:style-name="Tabella1.A2" office:value-type="string">
            <text:p text:style-name="P2">Gli occupanti sono in stato di veglia e<text:line-break/>non hanno familiarità con l’edificio</text:p>
          </table:table-cell>
          <table:table-cell table:style-name="Tabella1.C2" office:value-type="string">
            <text:p text:style-name="P2">Attività commerciale, autorimessa pubblica, attività espositiva e di pubblico spettacolo, centro congressi, ufficio aperto al pubblico, ristorante, studio medico, ambulatorio medico, centro sportivo <text:span text:style-name="T17">pubblico</text:span></text:p>
          </table:table-cell>
        </table:table-row>
        <table:table-row table:style-name="TableLine94566776135184">
          <table:table-cell table:style-name="Tabella1.A4" office:value-type="string">
            <text:p text:style-name="Contenuto_20_tabella_20_centrato">C</text:p>
          </table:table-cell>
          <table:table-cell table:style-name="Tabella1.A4" office:value-type="string">
            <text:p text:style-name="P2">Gli occupanti possono essere addormentati: <text:span text:style-name="T54">[1]</text:span></text:p>
          </table:table-cell>
          <table:table-cell table:style-name="Tabella1.C2" office:value-type="string">
            <text:p text:style-name="P2"/>
          </table:table-cell>
        </table:table-row>
        <table:table-row table:style-name="TableLine94566641663248">
          <table:table-cell table:style-name="Tabella1.A4" office:value-type="string">
            <text:p text:style-name="Contenuto_20_tabella_20_centrato">Ci</text:p>
          </table:table-cell>
          <table:table-cell table:style-name="Tabella1.A4" office:value-type="string">
            <text:list xml:id="list1988764591" text:style-name="EG_20_Elenco_20_semplice">
              <text:list-item>
                <text:p text:style-name="P43">in attività individuale di lunga durata</text:p>
              </text:list-item>
            </text:list>
          </table:table-cell>
          <table:table-cell table:style-name="Tabella1.C2" office:value-type="string">
            <text:p text:style-name="P2">Civile abitazione</text:p>
          </table:table-cell>
        </table:table-row>
        <table:table-row table:style-name="TableLine94566713877296">
          <table:table-cell table:style-name="Tabella1.A4" office:value-type="string">
            <text:p text:style-name="Contenuto_20_tabella_20_centrato">Cii</text:p>
          </table:table-cell>
          <table:table-cell table:style-name="Tabella1.A4" office:value-type="string">
            <text:list xml:id="list224241999637959" text:continue-numbering="true" text:style-name="EG_20_Elenco_20_semplice">
              <text:list-item>
                <text:p text:style-name="P43">in attività gestita di lunga durata</text:p>
              </text:list-item>
            </text:list>
          </table:table-cell>
          <table:table-cell table:style-name="Tabella1.C2" office:value-type="string">
            <text:p text:style-name="P2">Dormitorio, residence, studentato, residenza per persone autosufficienti</text:p>
          </table:table-cell>
        </table:table-row>
        <table:table-row table:style-name="TableLine94566551435776">
          <table:table-cell table:style-name="Tabella1.A2" office:value-type="string">
            <text:p text:style-name="Contenuto_20_tabella_20_centrato">Ciii</text:p>
          </table:table-cell>
          <table:table-cell table:style-name="Tabella1.A2" office:value-type="string">
            <text:list xml:id="list224242992927656" text:continue-numbering="true" text:style-name="EG_20_Elenco_20_semplice">
              <text:list-item>
                <text:p text:style-name="P43">in attività gestita di breve durata</text:p>
              </text:list-item>
            </text:list>
          </table:table-cell>
          <table:table-cell table:style-name="Tabella1.C2" office:value-type="string">
            <text:p text:style-name="P2">Albergo, rifugio alpino</text:p>
          </table:table-cell>
        </table:table-row>
        <table:table-row table:style-name="TableLine94566669457552">
          <table:table-cell table:style-name="Tabella1.A2" office:value-type="string">
            <text:p text:style-name="Contenuto_20_tabella_20_centrato">D</text:p>
          </table:table-cell>
          <table:table-cell table:style-name="Tabella1.A2" office:value-type="string">
            <text:p text:style-name="P2">Gli occupanti ricevono cure mediche</text:p>
          </table:table-cell>
          <table:table-cell table:style-name="Tabella1.C2" office:value-type="string">
            <text:p text:style-name="P2">Degenza ospedaliera, terapia intensiva, sala operatoria, residenza per persone non autosufficienti e con assistenza sanitaria</text:p>
          </table:table-cell>
        </table:table-row>
        <table:table-row table:style-name="TableLine94566758600080">
          <table:table-cell table:style-name="Tabella1.A2" office:value-type="string">
            <text:p text:style-name="Contenuto_20_tabella_20_centrato">E</text:p>
          </table:table-cell>
          <table:table-cell table:style-name="Tabella1.A2" office:value-type="string">
            <text:p text:style-name="P2">Occupanti in transito</text:p>
          </table:table-cell>
          <table:table-cell table:style-name="Tabella1.C2" office:value-type="string">
            <text:p text:style-name="P2">Stazione ferroviaria, aeroporto, stazione metropolitana</text:p>
          </table:table-cell>
        </table:table-row>
        <table:table-row table:style-name="TableLine94566700542752">
          <table:table-cell table:style-name="Tabella1.C2" table:number-columns-spanned="3" office:value-type="string">
            <text:p text:style-name="P2">[1] Quando nel presente documento si usa C la relativa indicazione è valida per Ci, Cii, Ciii</text:p>
          </table:table-cell>
          <table:covered-table-cell/>
          <table:covered-table-cell/>
        </table:table-row>
      </table:table>
      <text:p text:style-name="P5">Tabella <text:sequence text:ref-name="refTable0" text:name="Table" text:formula="ooow:Table+1" style:num-format="1">G.3-1</text:sequence>: Caratteristiche prevalenti degli occupanti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4">δ<text:span text:style-name="EG_20_Pedice">α</text:span></text:p>
          </table:table-cell>
          <table:table-cell table:style-name="Table2.A1" office:value-type="string">
            <text:p text:style-name="P4">t<text:span text:style-name="EG_20_Pedice">α</text:span> <text:span text:style-name="T18">[1]</text:span></text:p>
          </table:table-cell>
          <table:table-cell table:style-name="Table2.C1" office:value-type="string">
            <text:p text:style-name="P23">Criteri</text:p>
          </table:table-cell>
        </table:table-row>
        <table:table-row table:style-name="Table2.1"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24">600 s<text:line-break/>lenta</text:p>
          </table:table-cell>
          <table:table-cell table:style-name="Table2.C2" office:value-type="string">
            <text:p text:style-name="P19"><text:span text:style-name="T19">Ambiti di attività con carico di incendio specifico q</text:span><text:span text:style-name="EG_20_Pedice"><text:span text:style-name="T19">f</text:span></text:span><text:span text:style-name="T19"> </text:span><text:span text:style-name="T29">≤</text:span><text:span text:style-name="T42"> </text:span><text:span text:style-name="T43">200 MJ/m</text:span><text:span text:style-name="EG_20_Apice"><text:span text:style-name="T43">2</text:span></text:span><text:span text:style-name="T19">, oppure ove siano presenti prevalentemente m</text:span>ateriali <text:span text:style-name="T58">o altri combustibili che contribuiscono in modo trascurabile all’incendio</text:span><text:span text:style-name="T20">.</text:span></text:p>
          </table:table-cell>
        </table:table-row>
        <table:table-row table:style-name="Table2.1"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24">300 s<text:line-break/>media</text:p>
          </table:table-cell>
          <table:table-cell table:style-name="Table2.C2" office:value-type="string">
            <text:p text:style-name="P20">Ambiti di attività<text:span text:style-name="T21"> ove siano presenti prevalentemente </text:span>materiali <text:span text:style-name="T21">o altri combustibili che contribuiscono in modo moderato all’incendio.</text:span></text:p>
          </table:table-cell>
        </table:table-row>
        <table:table-row table:style-name="Table2.1"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24">150 s<text:line-break/>rapida</text:p>
          </table:table-cell>
          <table:table-cell table:style-name="Table2.C2" office:value-type="string">
            <text:p text:style-name="P15"><text:span text:style-name="T22">Ambiti con presenza</text:span> di <text:span text:style-name="T60">significative quantità di </text:span>m<text:span text:style-name="T23">ateriali plastici impilati, prodotti tessili sintetici, apparecchiature </text:span>elettriche e <text:span text:style-name="T23">elettroniche, materiali combustibili non classificati per reazione al fuoco (capitolo </text:span><text:span text:style-name="T23"><text:reference-ref text:reference-format="chapter" text:ref-name="ch reazione al fuoco">Errore: sorgente del riferimento non trovata</text:reference-ref></text:span>).</text:p>
            <text:p text:style-name="P16"><text:span text:style-name="T19">Ambiti</text:span> ove avvenga <text:span text:style-name="T24">impilamento</text:span> verticale <text:span text:style-name="T25">di significative quantità di materiali combustibili </text:span>con <text:span text:style-name="T26">3,0 m &lt; h </text:span><text:span text:style-name="T27">≤</text:span><text:span text:style-name="T30"> </text:span><text:span text:style-name="T31">5,0 m </text:span><text:span text:style-name="T32">[</text:span><text:span text:style-name="T33">2</text:span><text:span text:style-name="T32">].</text:span></text:p>
            <text:p text:style-name="P16"><text:span text:style-name="T33">Stoccaggi classificati HHS</text:span><text:span text:style-name="T34">3</text:span><text:span text:style-name="T33"> </text:span><text:span text:style-name="T35">oppure attività classificate HHP</text:span><text:span text:style-name="T34">1,</text:span><text:span text:style-name="T35"> </text:span><text:span text:style-name="T33">secondo la norma UNI EN 12845.</text:span></text:p>
            <text:p text:style-name="P16"><text:span text:style-name="T36">Ambiti con i</text:span><text:span text:style-name="T32">mpianti tecnologici o di processo </text:span><text:span text:style-name="T37">che impiegano</text:span><text:span text:style-name="T32"> significativ</text:span><text:span text:style-name="T36">e</text:span><text:span text:style-name="T32"> quantit</text:span><text:span text:style-name="T36">à</text:span><text:span text:style-name="T32"> di material</text:span><text:span text:style-name="T36">i</text:span><text:span text:style-name="T32"> combustibil</text:span><text:span text:style-name="T36">i</text:span><text:span text:style-name="T32">.</text:span></text:p>
            <text:p text:style-name="P3"><text:span text:style-name="T38">A</text:span><text:span text:style-name="T39">mbiti</text:span><text:span text:style-name="T37"> con </text:span><text:span text:style-name="T40">contemporanea </text:span><text:span text:style-name="T37">presenza di material</text:span><text:span text:style-name="T36">i</text:span><text:span text:style-name="T37"> combustibil</text:span><text:span text:style-name="T36">i</text:span><text:span text:style-name="T37"> </text:span><text:span text:style-name="T33">e </text:span><text:span text:style-name="T37">lavorazioni pericolose ai fini dell’incendio.</text:span></text:p>
          </table:table-cell>
        </table:table-row>
        <table:table-row table:style-name="Table2.1"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24">75 s<text:line-break/>ultra-rapida</text:p>
          </table:table-cell>
          <table:table-cell table:style-name="Table2.C2" office:value-type="string">
            <text:p text:style-name="P16"><text:span text:style-name="T19">Ambiti</text:span> ove avvenga <text:span text:style-name="T24">impilamento</text:span> verticale <text:span text:style-name="T25">di significative quantità di materiali combustibili </text:span>con <text:span text:style-name="T26">h </text:span><text:span text:style-name="T28">&gt;</text:span><text:span text:style-name="T30"> </text:span><text:span text:style-name="T31">5,0 m </text:span><text:span text:style-name="T32">[</text:span><text:span text:style-name="T33">2</text:span><text:span text:style-name="T32">].</text:span></text:p>
            <text:p text:style-name="P16"><text:span text:style-name="T33">Stoccaggi classificati HHS</text:span><text:span text:style-name="T36">4</text:span><text:span text:style-name="T33"> </text:span><text:span text:style-name="T35">oppure attività classificate HHP</text:span><text:span text:style-name="T34">2, HHP3 o HHP4,</text:span><text:span text:style-name="T35"> </text:span><text:span text:style-name="T33">secondo la norma UNI EN 12845.</text:span></text:p>
            <text:p text:style-name="P3"><text:span text:style-name="T38">Ambiti ove </text:span><text:span text:style-name="T37">siano presenti</text:span><text:span text:style-name="T32"> </text:span><text:span text:style-name="T35">o in lavorazione </text:span><text:span text:style-name="T32">significative </text:span><text:span text:style-name="T37">q</text:span><text:span text:style-name="T32">uantità di sostanze o miscele pericolose ai fini dell’incendio, </text:span><text:span text:style-name="T37">oppure m</text:span><text:span text:style-name="T32">ateriali plastici cellulari/espansi </text:span><text:span text:style-name="T41">o</text:span><text:span text:style-name="T32"> schiume combustibili non classificati per la reazione al fuoco.</text:span></text:p>
          </table:table-cell>
        </table:table-row>
        <table:table-row table:style-name="Table2.1">
          <table:table-cell table:style-name="Table2.C2" table:number-columns-spanned="3" office:value-type="string">
            <text:p text:style-name="P21"><text:span text:style-name="T60">A meno di valutazioni più approfondite da parte del progettista (es. dati di letteratura, misure dirette, …), si ritengono </text:span><text:span text:style-name="Emphasis"><text:span text:style-name="T60">non significative</text:span></text:span><text:span text:style-name="T60"> ai fini della presente classificazione almeno le quantità di materiali nei compartimenti con carico di incendio specifico q</text:span><text:span text:style-name="EG_20_Pedice"><text:span text:style-name="T19">f</text:span></text:span><text:span text:style-name="T19"> </text:span><text:span text:style-name="T29">≤</text:span><text:span text:style-name="T42"> </text:span><text:span text:style-name="T43">200 MJ/m</text:span><text:span text:style-name="EG_20_Apice"><text:span text:style-name="T43">2</text:span></text:span><text:span text:style-name="T19">.</text:span></text:p>
            <text:p text:style-name="Contenuto_20_tabella_20_lungo">[1] Velocità caratteristica prevalente di crescita dell’incendio.</text:p>
            <text:p text:style-name="Contenuto_20_tabella_20_lungo">[<text:span text:style-name="T23">2</text:span>] Con <text:span text:style-name="T44">h</text:span> altezza d’impila<text:span text:style-name="T24">mento</text:span>.</text:p>
          </table:table-cell>
          <table:covered-table-cell/>
          <table:covered-table-cell/>
        </table:table-row>
      </table:table>
      <text:p text:style-name="P6">Tabella <text:sequence text:ref-name="refTable1" text:name="Table" text:formula="ooow:Table+1" style:num-format="1">G.3-2</text:sequence>: Velocità caratteristica prevalente di crescita dell’incendio</text:p>
      <table:table table:name="Tabella7" table:style-name="Tabella7">
        <table:table-column table:style-name="Tabella7.A"/>
        <table:table-column table:style-name="Tabella7.B"/>
        <table:table-column table:style-name="Tabella7.C" table:number-columns-repeated="3"/>
        <table:table-column table:style-name="Tabella7.F"/>
        <text:soft-page-break/>
        <table:table-row table:style-name="TableLine94566694289776">
          <table:table-cell table:style-name="Tabella7.A1" table:number-rows-spanned="2" table:number-columns-spanned="2" office:value-type="string">
            <text:p text:style-name="P4">Caratteristiche prevalenti<text:line-break/>degli occupanti δ<text:span text:style-name="EG_20_Pedice">occ</text:span></text:p>
          </table:table-cell>
          <table:covered-table-cell/>
          <table:table-cell table:style-name="Tabella7.C1" table:number-columns-spanned="4" office:value-type="string">
            <text:p text:style-name="P4">Velocità caratteristica prevalente dell’incendio δ<text:span text:style-name="EG_20_Pedice">α</text:span></text:p>
          </table:table-cell>
          <table:covered-table-cell/>
          <table:covered-table-cell/>
          <table:covered-table-cell/>
        </table:table-row>
        <table:table-row table:style-name="TableLine94566689846272">
          <table:covered-table-cell table:style-name="Tabella7.A1"/>
          <table:covered-table-cell/>
          <table:table-cell table:style-name="Tabella7.C2" office:value-type="string">
            <text:p text:style-name="P10">1<text:line-break/>lenta</text:p>
          </table:table-cell>
          <table:table-cell table:style-name="Tabella7.C2" office:value-type="string">
            <text:p text:style-name="P10">2<text:line-break/>media</text:p>
          </table:table-cell>
          <table:table-cell table:style-name="Tabella7.C2" office:value-type="string">
            <text:p text:style-name="P10">3<text:line-break/>rapida</text:p>
          </table:table-cell>
          <table:table-cell table:style-name="Tabella7.F2" office:value-type="string">
            <text:p text:style-name="P10">4</text:p>
            <text:p text:style-name="P10">ultra-rapida</text:p>
          </table:table-cell>
        </table:table-row>
        <table:table-row table:style-name="TableLine94566748442160">
          <table:table-cell table:style-name="Tabella7.A3" office:value-type="string">
            <text:p text:style-name="Contenuto_20_tabella_20_centrato">A</text:p>
          </table:table-cell>
          <table:table-cell table:style-name="Tabella7.A3" office:value-type="string">
            <text:p text:style-name="P2">Gli occupanti sono in stato di veglia ed<text:line-break/>hanno familiarità con l’edificio</text:p>
          </table:table-cell>
          <table:table-cell table:style-name="Tabella7.A3" office:value-type="string">
            <text:p text:style-name="P7">A1</text:p>
          </table:table-cell>
          <table:table-cell table:style-name="Tabella7.A3" office:value-type="string">
            <text:p text:style-name="P7">A2</text:p>
          </table:table-cell>
          <table:table-cell table:style-name="Tabella7.A3" office:value-type="string">
            <text:p text:style-name="P7">A3</text:p>
          </table:table-cell>
          <table:table-cell table:style-name="Tabella7.F3" office:value-type="string">
            <text:p text:style-name="P8">A4</text:p>
          </table:table-cell>
        </table:table-row>
        <table:table-row table:style-name="TableLine94566705918688">
          <table:table-cell table:style-name="Tabella7.A3" office:value-type="string">
            <text:p text:style-name="Contenuto_20_tabella_20_centrato">B</text:p>
          </table:table-cell>
          <table:table-cell table:style-name="Tabella7.A3" office:value-type="string">
            <text:p text:style-name="P2">Gli occupanti sono in stato di veglia e<text:line-break/>non hanno familiarità con l’edificio</text:p>
          </table:table-cell>
          <table:table-cell table:style-name="Tabella7.A3" office:value-type="string">
            <text:p text:style-name="P7">B1</text:p>
          </table:table-cell>
          <table:table-cell table:style-name="Tabella7.A3" office:value-type="string">
            <text:p text:style-name="P7">B2</text:p>
          </table:table-cell>
          <table:table-cell table:style-name="Tabella7.A3" office:value-type="string">
            <text:p text:style-name="P7">B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94566552129312">
          <table:table-cell table:style-name="Tabella7.A5" office:value-type="string">
            <text:p text:style-name="Contenuto_20_tabella_20_centrato">C</text:p>
          </table:table-cell>
          <table:table-cell table:style-name="Tabella7.A5" office:value-type="string">
            <text:p text:style-name="P2">Gli occupanti possono essere addormentati: <text:span text:style-name="T54">[2]</text:span></text:p>
          </table:table-cell>
          <table:table-cell table:style-name="Tabella7.A3" office:value-type="string">
            <text:p text:style-name="P7">C1</text:p>
          </table:table-cell>
          <table:table-cell table:style-name="Tabella7.A3" office:value-type="string">
            <text:p text:style-name="P7">C2</text:p>
          </table:table-cell>
          <table:table-cell table:style-name="Tabella7.A3" office:value-type="string">
            <text:p text:style-name="P7">C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94566701608528">
          <table:table-cell table:style-name="Tabella7.A5" office:value-type="string">
            <text:p text:style-name="Contenuto_20_tabella_20_centrato">Ci</text:p>
          </table:table-cell>
          <table:table-cell table:style-name="Tabella7.A5" office:value-type="string">
            <text:list xml:id="list224242433989299" text:continue-numbering="true" text:style-name="EG_20_Elenco_20_semplice">
              <text:list-item>
                <text:p text:style-name="P43">in attività individuale di lunga durata</text:p>
              </text:list-item>
            </text:list>
          </table:table-cell>
          <table:table-cell table:style-name="Tabella7.A3" office:value-type="string">
            <text:p text:style-name="P7">Ci1</text:p>
          </table:table-cell>
          <table:table-cell table:style-name="Tabella7.A3" office:value-type="string">
            <text:p text:style-name="P7">Ci2</text:p>
          </table:table-cell>
          <table:table-cell table:style-name="Tabella7.A3" office:value-type="string">
            <text:p text:style-name="P7">Ci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94566741046272">
          <table:table-cell table:style-name="Tabella7.A5" office:value-type="string">
            <text:p text:style-name="Contenuto_20_tabella_20_centrato">Cii</text:p>
          </table:table-cell>
          <table:table-cell table:style-name="Tabella7.A5" office:value-type="string">
            <text:list xml:id="list224241709637225" text:continue-numbering="true" text:style-name="EG_20_Elenco_20_semplice">
              <text:list-item>
                <text:p text:style-name="P43">in attività gestita di lunga durata</text:p>
              </text:list-item>
            </text:list>
          </table:table-cell>
          <table:table-cell table:style-name="Tabella7.A3" office:value-type="string">
            <text:p text:style-name="P7">Cii1</text:p>
          </table:table-cell>
          <table:table-cell table:style-name="Tabella7.A3" office:value-type="string">
            <text:p text:style-name="P7">Cii2</text:p>
          </table:table-cell>
          <table:table-cell table:style-name="Tabella7.A3" office:value-type="string">
            <text:p text:style-name="P7">Cii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94566580799264">
          <table:table-cell table:style-name="Tabella7.A3" office:value-type="string">
            <text:p text:style-name="Contenuto_20_tabella_20_centrato">Ciii</text:p>
          </table:table-cell>
          <table:table-cell table:style-name="Tabella7.A3" office:value-type="string">
            <text:list xml:id="list224242522242703" text:continue-numbering="true" text:style-name="EG_20_Elenco_20_semplice">
              <text:list-item>
                <text:p text:style-name="P43">in attività gestita di breve durata</text:p>
              </text:list-item>
            </text:list>
          </table:table-cell>
          <table:table-cell table:style-name="Tabella7.A3" office:value-type="string">
            <text:p text:style-name="P7">Ciii1</text:p>
          </table:table-cell>
          <table:table-cell table:style-name="Tabella7.A3" office:value-type="string">
            <text:p text:style-name="P7">Ciii2</text:p>
          </table:table-cell>
          <table:table-cell table:style-name="Tabella7.A3" office:value-type="string">
            <text:p text:style-name="P7">Ciii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94566748442592">
          <table:table-cell table:style-name="Tabella7.A3" office:value-type="string">
            <text:p text:style-name="Contenuto_20_tabella_20_centrato">D</text:p>
          </table:table-cell>
          <table:table-cell table:style-name="Tabella7.A3" office:value-type="string">
            <text:p text:style-name="P2">Gli occupanti ricevono cure mediche</text:p>
          </table:table-cell>
          <table:table-cell table:style-name="Tabella7.A3" office:value-type="string">
            <text:p text:style-name="P7">D1</text:p>
          </table:table-cell>
          <table:table-cell table:style-name="Tabella7.A3" office:value-type="string">
            <text:p text:style-name="P7">D2</text:p>
          </table:table-cell>
          <table:table-cell table:style-name="Tabella7.A3" office:value-type="string">
            <text:p text:style-name="P11">Non ammesso [1]</text:p>
          </table:table-cell>
          <table:table-cell table:style-name="Tabella7.F3" office:value-type="string">
            <text:p text:style-name="P9">Non ammesso</text:p>
          </table:table-cell>
        </table:table-row>
        <table:table-row table:style-name="TableLine94566641828768">
          <table:table-cell table:style-name="Tabella7.A3" office:value-type="string">
            <text:p text:style-name="Contenuto_20_tabella_20_centrato">E</text:p>
          </table:table-cell>
          <table:table-cell table:style-name="Tabella7.A3" office:value-type="string">
            <text:p text:style-name="P2">Occupanti in transito</text:p>
          </table:table-cell>
          <table:table-cell table:style-name="Tabella7.A3" office:value-type="string">
            <text:p text:style-name="P7">E1</text:p>
          </table:table-cell>
          <table:table-cell table:style-name="Tabella7.A3" office:value-type="string">
            <text:p text:style-name="P7">E2</text:p>
          </table:table-cell>
          <table:table-cell table:style-name="Tabella7.A3" office:value-type="string">
            <text:p text:style-name="P7">E3</text:p>
          </table:table-cell>
          <table:table-cell table:style-name="Tabella7.F3" office:value-type="string">
            <text:p text:style-name="P9">Non ammesso [1]</text:p>
          </table:table-cell>
        </table:table-row>
        <table:table-row table:style-name="TableLine94566648190352">
          <table:table-cell table:style-name="Tabella7.A11" table:number-columns-spanned="6" office:value-type="string">
            <text:p text:style-name="P17">[1] Per raggiungere un valore ammesso, δ<text:span text:style-name="EG_20_Pedice">α</text:span> può essere ridotto di un livello come specificato nel comma <text:bookmark-ref text:reference-format="number" text:ref-name="__RefNumPara__47295_1317799469">3.</text:bookmark-ref> <text:span text:style-name="T56">del paragrafo </text:span><text:span text:style-name="T56"><text:bookmark-ref text:reference-format="number" text:ref-name="__RefHeading__68015_209971663">G.3.2.1</text:bookmark-ref></text:span>.</text:p>
            <text:p text:style-name="P22">[2] Quando nel presente documento si usa il valore C1 la relativa indicazione è valida per Ci1, Cii1 e Ciii1. Se si usa C2 l’indicazione è valida per Ci2, Cii2 e Ciii2. Se si usa C3 l’indicazione è valida per Ci3, Cii3 e Ciii3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>Tabella <text:sequence text:ref-name="refTable2" text:name="Table" text:formula="ooow:Table+1" style:num-format="1">G.3-3</text:sequence>: Determinazione di R<text:span text:style-name="EG_20_Pedice">vita</text:span></text:p>
      <table:table table:name="Table1" table:style-name="Table1">
        <table:table-column table:style-name="Table1.A"/>
        <table:table-column table:style-name="Table1.B"/>
        <table:table-row table:style-name="TableLine94566647017984">
          <table:table-cell table:style-name="Table1.A1" office:value-type="string">
            <text:p text:style-name="P18">Tipologie di destinazione d’uso</text:p>
          </table:table-cell>
          <table:table-cell table:style-name="Table1.B1" office:value-type="string">
            <text:p text:style-name="P18">R<text:span text:style-name="EG_20_Pedice">vita</text:span></text:p>
          </table:table-cell>
        </table:table-row>
        <table:table-row table:style-name="TableLine94566687601200">
          <table:table-cell table:style-name="Table1.A4" office:value-type="string">
            <text:p text:style-name="P2">Palestra scolastica</text:p>
          </table:table-cell>
          <table:table-cell table:style-name="Table1.B4" office:value-type="string">
            <text:p text:style-name="P7">A1</text:p>
          </table:table-cell>
        </table:table-row>
        <table:table-row table:style-name="TableLine94566683695344">
          <table:table-cell table:style-name="Table1.A5" office:value-type="string">
            <text:p text:style-name="P2">Autorimessa privata</text:p>
          </table:table-cell>
          <table:table-cell table:style-name="Table1.B5" office:value-type="string">
            <text:p text:style-name="P7">A2</text:p>
          </table:table-cell>
        </table:table-row>
        <table:table-row table:style-name="TableLine94566748328048">
          <table:table-cell table:style-name="Table1.A4" office:value-type="string">
            <text:p text:style-name="P2">Ufficio non aperto al pubblico, sala mensa, aula scolastica, sala riunioni aziendale, archivio, deposito librario, <text:span text:style-name="T45">centro sportivo privato</text:span></text:p>
          </table:table-cell>
          <table:table-cell table:style-name="Table1.B4" office:value-type="string">
            <text:p text:style-name="P7">A2-A3</text:p>
          </table:table-cell>
        </table:table-row>
        <table:table-row table:style-name="TableLine94566741076160">
          <table:table-cell table:style-name="Table1.A5" office:value-type="string">
            <text:p text:style-name="P14"><text:span text:style-name="T55">A</text:span>ttività commerciale non apert<text:span text:style-name="T69">a</text:span> al pubblico <text:span text:style-name="T57">(es. </text:span>all’ingrosso, …<text:span text:style-name="T57">)</text:span></text:p>
          </table:table-cell>
          <table:table-cell table:style-name="Table1.B5" office:value-type="string">
            <text:p text:style-name="P25">A2-A4</text:p>
          </table:table-cell>
        </table:table-row>
        <table:table-row table:style-name="TableLine94566688308976">
          <table:table-cell table:style-name="Table1.A9" office:value-type="string">
            <text:p text:style-name="P2">Laboratorio scolastico, sala server</text:p>
          </table:table-cell>
          <table:table-cell table:style-name="Table1.B9" office:value-type="string">
            <text:p text:style-name="P7">A3</text:p>
          </table:table-cell>
        </table:table-row>
        <table:table-row table:style-name="TableLine94566714030304">
          <table:table-cell table:style-name="Table1.A9" office:value-type="string">
            <text:p text:style-name="P2">Attività produttive, attività artigianali, impianti di processo, laboratorio di ricerca, magazzino, officina meccanica</text:p>
          </table:table-cell>
          <table:table-cell table:style-name="Table1.B9" office:value-type="string">
            <text:p text:style-name="P7">A1-A4</text:p>
          </table:table-cell>
        </table:table-row>
        <table:table-row table:style-name="TableLine94566764018848">
          <table:table-cell table:style-name="Table1.A9" office:value-type="string">
            <text:p text:style-name="P2">Depositi sostanze o miscele pericolose</text:p>
          </table:table-cell>
          <table:table-cell table:style-name="Table1.B9" office:value-type="string">
            <text:p text:style-name="P7">A4</text:p>
          </table:table-cell>
        </table:table-row>
        <table:table-row table:style-name="TableLine94566762328064">
          <table:table-cell table:style-name="Table1.A9" office:value-type="string">
            <text:p text:style-name="P2">Galleria d’arte, sala d’attesa, ristorante, studio medico, ambulatorio medico</text:p>
          </table:table-cell>
          <table:table-cell table:style-name="Table1.B9" office:value-type="string">
            <text:p text:style-name="P7">B1-B2</text:p>
          </table:table-cell>
        </table:table-row>
        <table:table-row table:style-name="TableLine94566690234560">
          <table:table-cell table:style-name="Table1.A16" office:value-type="string">
            <text:p text:style-name="P2">Autorimessa pubblica</text:p>
          </table:table-cell>
          <table:table-cell table:style-name="Table1.B16" office:value-type="string">
            <text:p text:style-name="P7">B2</text:p>
          </table:table-cell>
        </table:table-row>
        <table:table-row table:style-name="Table1.11">
          <table:table-cell table:style-name="Table1.A16" office:value-type="string">
            <text:p text:style-name="P2">Ufficio aperto al pubblico, centro sportivo <text:span text:style-name="T46">pubblico</text:span>, sala conferenze aperta al pubblico, discoteca, museo, teatro, cinema, locale di trattenimento, area lettura di biblioteca, attività espositiva, autosalone</text:p>
          </table:table-cell>
          <table:table-cell table:style-name="Table1.B16" office:value-type="string">
            <text:p text:style-name="P7">B2-B3</text:p>
          </table:table-cell>
        </table:table-row>
        <table:table-row table:style-name="TableLine94566552869920">
          <table:table-cell table:style-name="Table1.A16" office:value-type="string">
            <text:p text:style-name="P12"><text:span text:style-name="T55">A</text:span>ttività commerciale <text:span text:style-name="T57">aperta al pubblico (es. al dettaglio, …)</text:span></text:p>
          </table:table-cell>
          <table:table-cell table:style-name="Table1.B16" office:value-type="string">
            <text:p text:style-name="P25">B2-B4 <text:span text:style-name="T56">[1]</text:span></text:p>
          </table:table-cell>
        </table:table-row>
        <table:table-row table:style-name="TableLine94566626470384">
          <table:table-cell table:style-name="Table1.A16" office:value-type="string">
            <text:p text:style-name="P2">Civile abitazione</text:p>
          </table:table-cell>
          <table:table-cell table:style-name="Table1.B16" office:value-type="string">
            <text:p text:style-name="P7">Ci2-Ci3</text:p>
          </table:table-cell>
        </table:table-row>
        <table:table-row table:style-name="TableLine94566676944896">
          <table:table-cell table:style-name="Table1.A14" office:value-type="string">
            <text:p text:style-name="P2">Dormitorio, residence, studentato, residenza per persone autosufficienti</text:p>
          </table:table-cell>
          <table:table-cell table:style-name="Table1.B14" office:value-type="string">
            <text:p text:style-name="P7">Cii2-Cii3</text:p>
          </table:table-cell>
        </table:table-row>
        <table:table-row table:style-name="TableLine94566746030240">
          <table:table-cell table:style-name="Table1.A16" office:value-type="string">
            <text:p text:style-name="P2">Camera d’albergo</text:p>
          </table:table-cell>
          <table:table-cell table:style-name="Table1.B16" office:value-type="string">
            <text:p text:style-name="P7">Ciii2-Ciii3</text:p>
          </table:table-cell>
        </table:table-row>
        <table:table-row table:style-name="TableLine94566623239824">
          <table:table-cell table:style-name="Table1.A16" office:value-type="string">
            <text:p text:style-name="P2">Degenza ospedaliera, terapia intensiva, sala operatoria, residenza per persone non autosufficienti e con assistenza sanitaria</text:p>
          </table:table-cell>
          <table:table-cell table:style-name="Table1.B16" office:value-type="string">
            <text:p text:style-name="P7">D2</text:p>
          </table:table-cell>
        </table:table-row>
        <table:table-row table:style-name="TableLine94566759163968">
          <table:table-cell table:style-name="Table1.A17" office:value-type="string">
            <text:p text:style-name="P2">Stazione ferroviaria, aeroporto, stazione metropolitana</text:p>
          </table:table-cell>
          <table:table-cell table:style-name="Table1.B17" office:value-type="string">
            <text:p text:style-name="P7">E2</text:p>
          </table:table-cell>
        </table:table-row>
        <table:table-row table:style-name="TableLine94566640045072">
          <table:table-cell table:style-name="Table1.A18" table:number-columns-spanned="2" office:value-type="string">
            <text:p text:style-name="P13">[1] Per raggiungere un valore ammesso fra quelli indicati alla tabella <text:sequence-ref text:reference-format="value" text:ref-name="refTable2">G.3-3</text:sequence-ref>, δ<text:span text:style-name="EG_20_Pedice">α</text:span> può essere ridotto di un livello come specificato nel comma <text:bookmark-ref text:reference-format="number" text:ref-name="__RefNumPara__47295_1317799469">3.</text:bookmark-ref> del paragrafo <text:bookmark-ref text:reference-format="number" text:ref-name="__RefHeading__68015_209971663">G.3.2.1</text:bookmark-ref>.</text:p>
          </table:table-cell>
          <table:covered-table-cell/>
        </table:table-row>
      </table:table>
      <text:p text:style-name="P5">Tabella <text:sequence text:ref-name="refTable3" text:name="Table" text:formula="ooow:Table+1" style:num-format="1">G.3-4</text:sequence>: Profilo di rischio R<text:span text:style-name="EG_20_Pedice">vita</text:span> per alcune tipologie di destinazione d’uso</text:p>
      <text:h text:style-name="P39" text:outline-level="3"><text:bookmark-start text:name="__RefHeading__68017_209971663"/>Profilo di rischio R<text:span text:style-name="EG_20_Pedice">beni</text:span><text:bookmark-end text:name="__RefHeading__68017_209971663"/></text:h>
      <text:list xml:id="list224241130636474" text:continue-list="list224241298360412" text:style-name="EG_20_All_20_commi">
        <text:list-item text:start-value="1">
          <text:p text:style-name="P44">L’attrib<text:span text:style-name="T47">uzione del profilo di rischio R</text:span><text:span text:style-name="EG_20_Pedice"><text:span text:style-name="T47">beni</text:span></text:span><text:span text:style-name="T47"> è effettuata in funzione del carattere strategico </text:span><text:span text:style-name="T48">dell’intera attività o </text:span><text:span text:style-name="T49">degli </text:span><text:span text:style-name="T50">ambiti</text:span> <text:span text:style-name="T6">che costituiscono l’attività,</text:span> e dell’eventuale valore storico, culturale, architettonico o artistico dell<text:span text:style-name="T6">e</text:span> stess<text:span text:style-name="T6">e</text:span> e dei beni in ess<text:span text:style-name="T6">e</text:span> contenuti.</text:p>
        </text:list-item>
        <text:list-item>
          <text:p text:style-name="P44">Ai fini dell’applicazione del presente documento:</text:p>
          <text:list>
            <text:list-item>
              <text:p text:style-name="P44">un<text:span text:style-name="T49">a attività o un ambito</text:span> si considera<text:span text:style-name="T51">no</text:span> vincolat<text:span text:style-name="T51">i</text:span> per arte o storia se ess<text:span text:style-name="T51">i</text:span> stess<text:span text:style-name="T51">i</text:span> o i beni in ess<text:span text:style-name="T51">i</text:span> contenuti sono tali a norma di legge;</text:p>
            </text:list-item>
            <text:list-item>
              <text:p text:style-name="P44"><text:span text:style-name="T49">una attività o </text:span>un <text:span text:style-name="T51">ambito</text:span> risulta<text:span text:style-name="T51">no</text:span> strategic<text:span text:style-name="T51">i</text:span> se <text:span text:style-name="T51">sono</text:span> tal<text:span text:style-name="T51">i</text:span> a norma di legge o in considerazione di pianificazioni di soccorso pubblico e difesa civile o su indicazione del responsabile dell’attività.</text:p>
            </text:list-item>
          </text:list>
        </text:list-item>
      </text:list>
      <text:list xml:id="list224242298768233" text:continue-list="list224241293212390" text:style-name="EG_20_All_20_nota_20_auto">
        <text:list-item>
          <text:p text:style-name="P36">Su richiesta del responsabile dell’attività, in aggiunta agli obblighi normativi, il progettista può incrementare il valore del profilo di rischio R<text:span text:style-name="EG_20_Pedice">beni</text:span> al fine di garantire obiettivi di sicurezza antincendio come la <text:span text:style-name="Emphasis">continuità d’esercizio</text:span> a seguito d’incendio.</text:p>
        </text:list-item>
      </text:list>
      <text:list xml:id="list224242554282335" text:continue-list="list224241130636474" text:style-name="EG_20_All_20_commi">
        <text:list-item>
          <text:p text:style-name="P44">La tabella <text:sequence-ref text:reference-format="value" text:ref-name="refTable4">G.3-5</text:sequence-ref> guida il progettista nella determinazione del profilo di rischio R<text:span text:style-name="EG_20_Pedice">beni</text:span>.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C1" table:number-columns-spanned="2" office:value-type="string">
            <text:p text:style-name="P4"><text:span text:style-name="T51">Attività o ambito</text:span> vincolat<text:span text:style-name="T51">o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C2" office:value-type="string">
            <text:p text:style-name="P4">No</text:p>
          </table:table-cell>
          <table:table-cell table:style-name="Table8.D2" office:value-type="string">
            <text:p text:style-name="P4">Sì</text:p>
          </table:table-cell>
        </table:table-row>
        <table:table-row table:style-name="Table8.1">
          <table:table-cell table:style-name="Table8.A3" table:number-rows-spanned="2" office:value-type="string">
            <text:p text:style-name="P4"><text:span text:style-name="T51">Attività o ambito</text:span><text:line-break/>strategic<text:span text:style-name="T51">o</text:span></text:p>
          </table:table-cell>
          <table:table-cell table:style-name="Table8.B3" office:value-type="string">
            <text:p text:style-name="P4">No</text:p>
          </table:table-cell>
          <table:table-cell table:style-name="Table8.C3" office:value-type="string">
            <text:p text:style-name="P8">R<text:span text:style-name="EG_20_Pedice">beni</text:span> = 1</text:p>
          </table:table-cell>
          <table:table-cell table:style-name="Table8.D3" office:value-type="string">
            <text:p text:style-name="P8">R<text:span text:style-name="EG_20_Pedice">beni</text:span> = 2</text:p>
          </table:table-cell>
        </table:table-row>
        <table:table-row table:style-name="Table8.1">
          <table:covered-table-cell table:style-name="Table8.A3"/>
          <table:table-cell table:style-name="Table8.B4" office:value-type="string">
            <text:p text:style-name="P4">Sì</text:p>
          </table:table-cell>
          <table:table-cell table:style-name="Table8.C4" office:value-type="string">
            <text:p text:style-name="P8">R<text:span text:style-name="EG_20_Pedice">beni</text:span> = 3</text:p>
          </table:table-cell>
          <table:table-cell table:style-name="Table8.D4" office:value-type="string">
            <text:p text:style-name="P8">R<text:span text:style-name="EG_20_Pedice">beni</text:span> = 4</text:p>
          </table:table-cell>
        </table:table-row>
      </table:table>
      <text:p text:style-name="P5">Tabella <text:sequence text:ref-name="refTable4" text:name="Table" text:formula="ooow:Table+1" style:num-format="1">G.3-5</text:sequence>: Determinazione di R<text:span text:style-name="EG_20_Pedice">beni</text:span></text:p>
      <text:h text:style-name="P40" text:outline-level="3"><text:bookmark-start text:name="__RefHeading__71630_209971663"/>Profilo di rischio R<text:span text:style-name="EG_20_Pedice">ambiente</text:span><text:bookmark-end text:name="__RefHeading__71630_209971663"/></text:h>
      <text:list xml:id="list224242197328828" text:continue-list="list224242554282335" text:style-name="EG_20_All_20_commi">
        <text:list-item text:start-value="1">
          <text:p text:style-name="P44"><text:bookmark-start text:name="__RefNumPara__45922_4140254145"/><text:span text:style-name="T52">Il progettista</text:span> valuta il profilo di rischio <text:bookmark-start text:name="__DdeLink__29770_1148719311"/>R<text:span text:style-name="EG_20_Pedice">ambiente</text:span><text:bookmark-end text:name="__DdeLink__29770_1148719311"/> in caso di incendio, <text:span text:style-name="T53">distinguendo</text:span> gli<text:span text:style-name="T52"> </text:span>ambiti <text:span text:style-name="T52">dell’attività </text:span>nei quali tale profilo <text:span text:style-name="T52">di rischio </text:span>è <text:span text:style-name="Emphasis">significativo</text:span><text:span text:style-name="T52">, da quelli ove è </text:span><text:span text:style-name="Emphasis"><text:span text:style-name="T52">non significativo</text:span></text:span><text:span text:style-name="T52">.</text:span><text:bookmark-end text:name="__RefNumPara__45922_4140254145"/></text:p>
        </text:list-item>
        <text:list-item>
          <text:p text:style-name="P47">La valutazione d<text:span text:style-name="T67">el profilo di rischio</text:span> R<text:span text:style-name="EG_20_Pedice">ambiente</text:span> deve <text:span text:style-name="T67">tenere conto</text:span> dell’ubicazione dell’attività, ivi compresa la presenza di ricettori sensibili nelle aree esterne, della tipologia e dei quantitativi di materiali combustibili presenti e dei prodotti della combustione da questi sviluppati in caso di incendio, delle misure di prevenzione e protezione antincendio adottate.</text:p>
        </text:list-item>
      </text:list>
      <text:list xml:id="list224242944541696" text:continue-list="list224242298768233" text:style-name="EG_20_All_20_nota_20_auto">
        <text:list-item>
          <text:p text:style-name="EG_20_Nota">L<text:span text:style-name="T61">a presenza</text:span> di materiali stoccati in attività ricadenti nel campo di applicazione del decreto legislativo 3 aprile 2006, n. 152 “<text:span text:style-name="Emphasis">Norme in materia ambientale</text:span>” può dare luogo a<text:span text:style-name="T61">d</text:span> R<text:span text:style-name="EG_20_Pedice">ambiente</text:span> significativo.</text:p>
        </text:list-item>
        <text:list-item>
          <text:p text:style-name="EG_20_Nota">Nel <text:span text:style-name="T61">capitolo </text:span><text:span text:style-name="T61"><text:reference-ref text:reference-format="chapter" text:ref-name="ch aree a rischio specifico">Errore: sorgente del riferimento non trovata</text:reference-ref></text:span> sono indicate possibili misure di mitigazione del rischio <text:span text:style-name="T62">di danno </text:span>ambientale derivante da incendio.</text:p>
        </text:list-item>
        <text:list-item>
          <text:p text:style-name="P33"><text:span text:style-name="T67">N</text:span>egli stabilimenti per i quali si applica il decreto legislativo 26 giugno 2015, n. 105 “<text:span text:style-name="Emphasis">Attuazione della direttiva 2012/18/UE relativa al controllo del pericolo di incidenti rilevanti connessi con sostanze pericolose”</text:span>, il <text:span text:style-name="T66">rischio ambientale </text:span>è mitigato dalle misure adottate nell’ambito dei procedimenti autorizzativi previsti da<text:span text:style-name="T65">l</text:span> suddetto decreto.</text:p>
        </text:list-item>
      </text:list>
      <text:list xml:id="list224241489817359" text:continue-list="list224242197328828" text:style-name="EG_20_All_20_commi">
        <text:list-item>
          <text:p text:style-name="P48"><text:span text:style-name="T68">Se non diversamente indicato nel presente documento o determinato in esito a specifica valutazione del rischio, il profilo di rischio </text:span>R<text:span text:style-name="EG_20_Pedice">ambiente</text:span> <text:span text:style-name="T67">è</text:span> ritenuto <text:span text:style-name="Emphasis">non significativo</text:span>:</text:p>
          <text:list>
            <text:list-item>
              <text:p text:style-name="P49">negli ambiti protetti da impianti o sistemi automatici di completa estinzione dell’incendio (capitolo <text:reference-ref text:reference-format="chapter" text:ref-name="ch controllo incendio">Errore: sorgente del riferimento non trovata</text:reference-ref>) a <text:span text:style-name="Emphasis">disponibilità superiore</text:span>;</text:p>
            </text:list-item>
            <text:list-item>
              <text:p text:style-name="P53">nelle attività civili (es. strutture sanitarie, scolastiche, alberghiere, …).</text:p>
            </text:list-item>
          </text:list>
        </text:list-item>
        <text:list-item>
          <text:p text:style-name="P44">Le operazioni di soccorso condotte dal Corpo nazionale dei Vigili del fuoco sono escluse dalla valutazione di cui al comma <text:bookmark-ref text:reference-format="number-all-superior" text:ref-name="__RefNumPara__45922_4140254145">1.</text:bookmark-ref></text:p>
        </text:list-item>
      </text:list>
      <text:h text:style-name="P39" text:outline-level="3"><text:bookmark-start text:name="__RefHeading__4880_1836881315"/>Riferimenti<text:bookmark-end text:name="__RefHeading__4880_1836881315"/></text:h>
      <text:list xml:id="list224241911133325" text:continue-list="list224241489817359" text:style-name="EG_20_All_20_commi">
        <text:list-item text:start-value="1">
          <text:p text:style-name="P50">Si indicano i seguenti riferimenti:</text:p>
          <text:list>
            <text:list-item>
              <text:p text:style-name="P50">ISO/TR 16738,</text:p>
            </text:list-item>
            <text:list-item>
              <text:p text:style-name="P50">BS 9999 “<text:span text:style-name="Emphasis">Section 2 - Risk profiles and assessing risk</text:span>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2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3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7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3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1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1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1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1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1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1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1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1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1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1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G.3</text:chapter><text:s/><text:chapter text:display="name" text:outline-level="2">Determinazione dei profili di rischio delle attività</text:chapter><text:tab/>Pagina <text:chapter text:display="plain-number" text:outline-level="2">G.3</text:chapter>-<text:page-number text:select-page="current">8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Determinazione dei profili di rischio delle attività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4H54M35S</meta:editing-duration>
    <meta:editing-cycles>90</meta:editing-cycles>
    <meta:generator>LibreOffice/7.2.3.2$Linux_X86_64 LibreOffice_project/20$Build-2</meta:generator>
    <dc:title>modello_codicepi_14</dc:title>
    <meta:initial-creator>Emanuele Gissi</meta:initial-creator>
    <dc:date>2021-12-07T22:42:40.837831270</dc:date>
    <meta:document-statistic meta:table-count="5" meta:image-count="0" meta:object-count="0" meta:page-count="9" meta:paragraph-count="214" meta:word-count="1961" meta:character-count="13187" meta:non-whitespace-character-count="11488"/>
    <meta:template xlink:type="simple" xlink:actuate="onRequest" xlink:title="modello_codicepi_14" xlink:href="../../../../../../Modelli/modello_codicepi_14.ott" meta:date="2019-06-11T19:42:58.853340625"/>
  </office:meta>
</office:document-meta>
</file>